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adornments="Normal" style:font-family-generic="swiss"/>
    <style:font-face style:name="Lucida Sans1" svg:font-family="'Lucida Sans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P3" style:family="paragraph" style:parent-style-name="Title">
      <style:text-properties style:font-name="Liberation Sans" fo:font-size="28pt" fo:font-weight="bold" officeooo:rsid="004e7bd7" officeooo:paragraph-rsid="004e7bd7" style:font-name-asian="Microsoft YaHei" style:font-size-asian="28pt" style:font-weight-asian="bold" style:font-name-complex="Lucida Sans" style:font-size-complex="28pt" style:font-weight-complex="bol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Heading_20_1" style:list-style-name=""/>
    <style:style style:name="T1" style:family="text">
      <style:text-properties officeooo:rsid="0039a1e7"/>
    </style:style>
    <style:style style:name="T2" style:family="text">
      <style:text-properties officeooo:rsid="0023918a"/>
    </style:style>
    <style:style style:name="T3" style:family="text">
      <style:text-properties officeooo:rsid="002548c1"/>
    </style:style>
    <style:style style:name="T4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 du cours</text:p>
      <text:p text:style-name="Attention"><text:span text:style-name="Strong_20_Emphasis">Attention</text:span></text:p>
      <text:p text:style-name="Attention">Ce cours a été automatiquement tradui<text:span text:style-name="T2">t</text:span> des transparents de M.Noyer par Lorentzo et Elowan, nous ne nous accordons en aucun cas son travail, ce <text:span text:style-name="T3">PDF</text:span> à pour seul but d’être plus compréhensible pendant les périodes de révision que des diaporamas.</text:p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 text:style-name="Strong_20_Emphasis"/>
            <text:index-entry-tab-stop style:type="right" style:leader-char=" "/>
            <text:index-entry-span text:style-name="Strong_20_Emphasis"> Page </text:index-entry-span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 text:style-name="Emphasis"/>
            <text:index-entry-tab-stop style:type="right" style:leader-char=" "/>
            <text:index-entry-span text:style-name="Emphasis"> Page </text:index-entry-span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</text:index-body>
      </text:table-of-content>
      <text:h text:style-name="P5" text:outline-level="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adornments="Normal" style:font-family-generic="swiss"/>
    <style:font-face style:name="Lucida Sans1" svg:font-family="'Lucida Sans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02f21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544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99cm" fo:margin-top="0.101cm" fo:margin-bottom="0.101cm" style:contextual-spacing="false" fo:text-align="center" style:justify-single-word="false" fo:keep-together="always" fo:orphans="0" fo:widows="0" fo:text-indent="0cm" style:auto-text-indent="false" style:page-number="auto" text:number-lines="false" text:line-number="0" style:vertical-align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_20_savoir" style:display-name="A savoir" style:family="paragraph" style:parent-style-name="Standard" style:master-page-name="">
      <style:paragraph-properties style:page-number="auto">
        <style:drop-cap/>
      </style:paragraph-properties>
      <style:text-properties style:font-name="Calibri1" fo:font-family="Calibri" style:font-style-name="Normal" style:font-family-generic="swiss" fo:font-size="14pt" fo:font-style="italic" fo:background-color="#729fcf"/>
    </style:style>
    <style:style style:name="Remarque" style:family="paragraph" style:parent-style-name="Standard" style:master-page-name="">
      <loext:graphic-properties draw:fill="solid" draw:fill-color="#ffdbb6" draw:opacity="50%"/>
      <style:paragraph-properties fo:margin-left="0.199cm" fo:margin-right="0cm" fo:margin-top="0.199cm" fo:margin-bottom="0.199cm" style:contextual-spacing="false" fo:text-indent="0cm" style:auto-text-indent="false" style:page-number="auto" fo:background-color="#ffdbb6" fo:padding-left="0.349cm" fo:padding-right="0.049cm" fo:padding-top="0.049cm" fo:padding-bottom="0.049cm" fo:border-left="0.06pt solid #000000" fo:border-right="none" fo:border-top="none" fo:border-bottom="none">
        <style:tab-stops/>
      </style:paragraph-properties>
      <style:text-properties style:font-name="Calibri1" fo:font-family="Calibri" style:font-style-name="Normal" style:font-family-generic="swiss" fo:font-style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801cm" fo:margin-right="0.801cm" fo:margin-top="0.199cm" fo:margin-bottom="0.199cm" style:contextual-spacing="false" fo:text-indent="0cm" style:auto-text-indent="false" fo:padding-left="0.349cm" fo:padding-right="0.049cm" fo:padding-top="0.049cm" fo:padding-bottom="0.049cm" fo:border-left="0.06pt solid #000000" fo:border-right="none" fo:border-top="none" fo:border-bottom="none"/>
    </style:style>
    <style:style style:name="Définition" style:family="paragraph" style:parent-style-name="Standard" style:master-page-name="">
      <loext:graphic-properties draw:fill="solid" draw:fill-color="#eeeeee" draw:gradient-step-count="0"/>
      <style:paragraph-properties fo:margin-left="0.199cm" fo:margin-right="0.199cm" fo:margin-top="0.3cm" fo:margin-bottom="0.3cm" style:contextual-spacing="false" fo:keep-together="auto" fo:orphans="0" fo:widows="0" fo:text-indent="0cm" style:auto-text-indent="false" style:page-number="auto" fo:break-before="auto" fo:break-after="auto" fo:background-color="#eeeeee" fo:padding-left="0.349cm" fo:padding-right="0.15cm" fo:padding-top="0.15cm" fo:padding-bottom="0.15cm" fo:border-left="0.06pt solid #000000" fo:border-right="none" fo:border-top="none" fo:border-bottom="none" style:shadow="none" fo:keep-with-next="auto">
        <style:tab-stops/>
      </style:paragraph-properties>
      <style:text-properties fo:font-style="italic" fo:font-weight="normal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ttention" style:family="paragraph" style:parent-style-name="Standard" style:master-page-name="">
      <loext:graphic-properties draw:fill="solid" draw:fill-color="#ffd7d7"/>
      <style:paragraph-properties fo:margin-left="0.199cm" fo:margin-right="0.199cm" fo:margin-top="0.199cm" fo:margin-bottom="0.4cm" style:contextual-spacing="false" fo:text-indent="0cm" style:auto-text-indent="false" style:page-number="auto" fo:background-color="#ffd7d7" fo:padding-left="0.349cm" fo:padding-right="0.049cm" fo:padding-top="0.049cm" fo:padding-bottom="0.049cm" fo:border-left="0.06pt solid #000000" fo:border-right="none" fo:border-top="none" fo:border-bottom="none" fo:keep-with-next="always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212cm" style:contextual-spacing="false" fo:line-height="100%" fo:text-indent="-0.635cm" style:auto-text-indent="false" style:page-number="auto">
        <style:tab-stops/>
      </style:paragraph-properties>
    </style:style>
    <style:style style:name="Exemple" style:family="paragraph" style:parent-style-name="Standard" style:master-page-name="">
      <loext:graphic-properties draw:fill="solid" draw:fill-color="#dee6ef" draw:opacity="50%"/>
      <style:paragraph-properties fo:margin-top="0.199cm" fo:margin-bottom="0.101cm" style:contextual-spacing="false" fo:orphans="3" fo:widows="3" style:page-number="auto" fo:background-color="#dee6ef" fo:padding="0.15cm" fo:border="0.06pt dotted #00000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 style:master-page-name="">
      <loext:graphic-properties draw:fill="solid" draw:fill-color="#333333" draw:opacity="100%"/>
      <style:paragraph-properties fo:margin-top="0cm" fo:margin-bottom="0cm" style:contextual-spacing="false" fo:line-height="100%" fo:keep-together="always" fo:orphans="0" fo:widows="0" style:page-number="auto" fo:background-color="#333333" fo:keep-with-next="always">
        <style:tab-stops/>
      </style:paragraph-properties>
      <style:text-properties style:font-name="DejaVu Sans Mono" fo:font-family="'DejaVu Sans Mono'" style:font-style-name="Normal" style:font-family-generic="modern" style:font-pitch="fixed" fo:font-size="10pt" fo:language="zxx" fo:country="none" officeooo:rsid="002f281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fo:padding-left="0.049cm" fo:padding-right="0.049cm" fo:padding-top="0.049cm" fo:padding-bottom="0.15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aragraphe" style:family="paragraph" style:parent-style-name="Text_20_body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fo:margin-top="0.199cm" fo:margin-bottom="0.199cm" style:wrap="none" style:vertical-pos="top" style:vertical-rel="paragraph-content" style:horizontal-pos="center" style:horizontal-rel="page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.101cm" style:wrap="parallel" style:number-wrapped-paragraphs="no-limit" style:wrap-contour="false" style:vertical-pos="middle" style:vertical-rel="text" draw:wrap-influence-on-position="once-concurrent" loext:allow-overlap="true" draw:textarea-vertical-align="top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MT1" style:family="text"/>
    <style:style style:name="MT2" style:family="text">
      <style:text-properties officeooo:rsid="0039a1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_20_right"><text:file-name text:display="name">template</text:file-name></text:p>
      </style:header>
      <style:footer>
        <text:p text:style-name="MP1"><text:span text:style-name="Emphasis">Page </text:span><text:span text:style-name="Emphasis"><text:page-number text:select-page="current">2</text:page-number></text:span><text:span text:style-name="Emphasis">/</text:span><text:span text:style-name="Emphasis"><text:page-count>2</text:page-count></text:span></text:p>
        <text:p text:style-name="MP2"><text:span text:style-name="Emphasis">Scpr de nono</text:span> <text:span text:style-name="MT2">le </text:span><text:date style:data-style-name="N37" text:date-value="2023-03-03T17:56:19.387295991">03/03/23</text:date><text:s/><text:span text:style-name="MT2">à</text:span> <text:time style:data-style-name="N40" text:time-value="2023-03-03T17:56:19.387358855">17:56</text:ti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18:12.024113157</meta:creation-date>
    <dc:date>2023-03-03T17:56:15.633173155</dc:date>
    <meta:editing-duration>PT2H20M44S</meta:editing-duration>
    <meta:editing-cycles>32</meta:editing-cycles>
    <meta:generator>LibreOffice/7.0.4.2$Linux_X86_64 LibreOffice_project/00$Build-2</meta:generator>
    <meta:document-statistic meta:table-count="0" meta:image-count="0" meta:object-count="0" meta:page-count="2" meta:paragraph-count="7" meta:word-count="55" meta:character-count="317" meta:non-whitespace-character-count="268"/>
    <meta:template xlink:type="simple" xlink:actuate="onRequest" xlink:title="infoModel" xlink:href="../../../../elo/Windows-SSD/Users/Documents/DEV/App_info_files/Web_scraper/infoModel.ott" meta:date="2023-01-04T22:42:51.908000000"/>
  </office:meta>
</office:document-meta>
</file>